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333b" officeooo:paragraph-rsid="0012333b"/>
    </style:style>
    <style:style style:name="P2" style:family="paragraph" style:parent-style-name="Standard">
      <style:text-properties officeooo:rsid="0012333b" officeooo:paragraph-rsid="001233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 que começar criando o esqueleto do projeto no netbeans. Com as classes e apenas 1 precisa ser chamada e funcionar.</text:p>
      <text:p text:style-name="P1">Para o desenvolvimento do seu projeto integrador em Java com MySQL, você pode seguir estes passos iniciais:</text:p>
      <text:p text:style-name="P1"/>
      <text:p text:style-name="P1">### 1. **Documento de Projeto**</text:p>
      <text:p text:style-name="P1">- **Apresentação:** Faça uma introdução explicando o propósito do sistema. Exemplo: "Este sistema tem como objetivo gerenciar o estoque de uma pequena empresa."</text:p>
      <text:p text:style-name="P1"><text:s text:c="2"/></text:p>
      <text:p text:style-name="P1">- **Descrição do Projeto:** Detalhe como o sistema funcionará e quais são as suas funcionalidades principais. Exemplo: "O sistema permitirá que os usuários registrem, consultem e atualizem dados de produtos, fornecedores e clientes."</text:p>
      <text:p text:style-name="P1"/>
      <text:p text:style-name="P1">- **Descrição dos Usuários:** Explique quem serão os usuários principais. Exemplo: "Os usuários do sistema serão os funcionários responsáveis pelo controle de estoque e o administrador do sistema."</text:p>
      <text:p text:style-name="P1"/>
      <text:p text:style-name="P1">- **Necessidades e Regras de Negócio:** Identifique as necessidades observadas (ex.: "precisa ser possível cadastrar novos produtos") e crie regras de negócio. Exemplo: "Um produto só pode ser excluído se não estiver em um pedido ativo."</text:p>
      <text:p text:style-name="P1"/>
      <text:p text:style-name="P1">- **Requisitos Funcionais:** Exemplo:</text:p>
      <text:p text:style-name="P1"><text:s text:c="2"/>1. Cadastro de produtos</text:p>
      <text:p text:style-name="P1"><text:s text:c="2"/>2. Consulta de estoque</text:p>
      <text:p text:style-name="P1"><text:s text:c="2"/>3. Geração de relatórios</text:p>
      <text:p text:style-name="P1"/>
      <text:p text:style-name="P1">- **Requisitos Não Funcionais:** Exemplo:</text:p>
      <text:p text:style-name="P1"><text:s text:c="2"/>- Usabilidade simples</text:p>
      <text:p text:style-name="P1"><text:s text:c="2"/>- Tempo de resposta rápido</text:p>
      <text:p text:style-name="P1"><text:s text:c="2"/>- Compatível com sistemas Windows e Linux</text:p>
      <text:p text:style-name="P1"/>
      <text:p text:style-name="P1">### 2. **Diagrama de Classes**</text:p>
      <text:p text:style-name="P1">Desenhe as classes principais, como:</text:p>
      <text:p text:style-name="P1"/>
      <text:p text:style-name="P1">- **Produto**</text:p>
      <text:p text:style-name="P1"><text:s text:c="2"/>- Atributos: id, nome, preço, quantidade</text:p>
      <text:p text:style-name="P1"><text:s text:c="2"/>- Métodos: cadastrar(), consultar(), atualizar(), excluir()</text:p>
      <text:p text:style-name="P1"/>
      <text:p text:style-name="P1">- **Fornecedor**</text:p>
      <text:p text:style-name="P1"><text:s text:c="2"/>- Atributos: id, nome, contato</text:p>
      <text:p text:style-name="P1"><text:s text:c="2"/>- Métodos: cadastrar(), consultar()</text:p>
      <text:p text:style-name="P1"/>
      <text:p text:style-name="P1">- **Cliente**</text:p>
      <text:p text:style-name="P1"><text:s text:c="2"/>- Atributos: id, nome, email</text:p>
      <text:p text:style-name="P1"><text:s text:c="2"/>- Métodos: cadastrar(), consultar()</text:p>
      <text:p text:style-name="P1"/>
      <text:p text:style-name="P1">### 3. **Protótipo no NetBeans**</text:p>
      <text:p text:style-name="P1">- Crie um projeto no NetBeans e adicione as classes planejadas.</text:p>
      <text:p text:style-name="P1">- Na classe principal (`main()`), implemente um protótipo básico. Exemplo:</text:p>
      <text:p text:style-name="P1"><text:s text:c="2"/></text:p>
      <text:p text:style-name="P1">```java</text:p>
      <text:p text:style-name="P1">public class Main {</text:p>
      <text:p text:style-name="P1"><text:soft-page-break/><text:s text:c="4"/>public static void main(String[] args) {</text:p>
      <text:p text:style-name="P1"><text:s text:c="8"/>Produto produto = new Produto(1, "Notebook", 2500.00, 10);</text:p>
      <text:p text:style-name="P1"><text:s text:c="8"/>System.out.println("Produto: " + produto.getNome() + " - Quantidade: " + produto.getQuantidade());</text:p>
      <text:p text:style-name="P1"><text:s text:c="4"/>}</text:p>
      <text:p text:style-name="P1">}</text:p>
      <text:p text:style-name="P1">```</text:p>
      <text:p text:style-name="P1"/>
      <text:p text:style-name="P1">Isso mostrará como um produto pode ser manipulado no sistema.</text:p>
      <text:p text:style-name="P1"/>
      <text:p text:style-name="P1">Se precisar de ajuda em qualquer parte, fique à vontade para perguntar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2T13:01:17.177000000</dc:date>
    <meta:editing-duration>PT26M58S</meta:editing-duration>
    <meta:editing-cycles>2</meta:editing-cycles>
    <meta:generator>LibreOffice/7.4.4.2$Windows_X86_64 LibreOffice_project/85569322deea74ec9134968a29af2df5663baa21</meta:generator>
    <meta:document-statistic meta:table-count="0" meta:image-count="0" meta:object-count="0" meta:page-count="2" meta:paragraph-count="41" meta:word-count="326" meta:character-count="2233" meta:non-whitespace-character-count="1894"/>
  </office:meta>
</office:document-meta>
</file>